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Liberation Sans" officeooo:rsid="000a277e" officeooo:paragraph-rsid="000a277e"/>
    </style:style>
    <style:style style:name="P2" style:family="paragraph" style:parent-style-name="Header">
      <style:text-properties style:font-name="Liberation Sans" officeooo:paragraph-rsid="000a277e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fo:font-weight="normal" officeooo:rsid="000a790a" officeooo:paragraph-rsid="000922e6" style:font-name-asian="Noto Sans CJK SC" style:font-size-asian="15.75pt" style:font-weight-asian="normal" style:font-name-complex="Lohit Devanagari" style:font-size-complex="18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paragraph-rsid="000922e6"/>
    </style:style>
    <style:style style:name="P5" style:family="paragraph" style:parent-style-name="Text_20_body">
      <style:paragraph-properties fo:text-align="start" style:justify-single-word="false" fo:break-before="page"/>
      <style:text-properties fo:font-size="12pt" officeooo:paragraph-rsid="000922e6" style:font-size-asian="10.5pt" style:font-size-complex="12pt"/>
    </style:style>
    <style:style style:name="P6" style:family="paragraph" style:parent-style-name="Title">
      <style:text-properties officeooo:paragraph-rsid="000922e6"/>
    </style:style>
    <style:style style:name="T1" style:family="text">
      <style:text-properties officeooo:rsid="00095dfb"/>
    </style:style>
    <style:style style:name="T2" style:family="text">
      <style:text-properties style:font-name="Liberation Sans" fo:font-size="28pt" fo:font-weight="bold" officeooo:rsid="000922e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8pt" fo:font-weight="normal" officeooo:rsid="000922e6" style:font-name-asian="Noto Sans CJK SC" style:font-size-asian="15.75pt" style:font-weight-asian="normal" style:font-name-complex="Lohit Devanagari" style:font-size-complex="18pt" style:font-weight-complex="normal"/>
    </style:style>
    <style:style style:name="T4" style:family="text">
      <style:text-properties style:font-name="Liberation Sans" fo:font-size="18pt" fo:font-weight="normal" officeooo:rsid="000a790a" style:font-name-asian="Noto Sans CJK SC" style:font-size-asian="15.75pt" style:font-weight-asian="normal" style:font-name-complex="Lohit Devanagari" style:font-size-complex="18pt" style:font-weight-complex="normal"/>
    </style:style>
    <style:style style:name="T5" style:family="text">
      <style:text-properties style:font-name="Liberation Sans" fo:font-weight="normal" officeooo:rsid="000a790a" style:font-name-asian="Noto Sans CJK SC" style:font-weight-asian="normal" style:font-name-complex="Lohit Devanagari" style:font-weight-complex="normal"/>
    </style:style>
    <style:style style:name="T6" style:family="text">
      <style:text-properties officeooo:rsid="000a277e"/>
    </style:style>
    <style:style style:name="T7" style:family="text">
      <style:text-properties style:font-name="Liberation Sans" officeooo:rsid="000a27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><text:span text:style-name="T1">CS445 Lab Report: </text:span><text:span text:style-name="T2">TCP Attack and Vulnerabilities</text:span></text:p>
      <text:p text:style-name="P3">Austin Decker</text:p>
      <text:p text:style-name="P4"><text:span text:style-name="T3">06</text:span><text:span text:style-name="T4"> </text:span><text:span text:style-name="T3">December</text:span><text:span text:style-name="T4"> 2024</text:span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paragraph-rsid="000a277e"/>
    </style:style>
    <style:style style:name="MP2" style:family="paragraph" style:parent-style-name="Header">
      <style:paragraph-properties fo:text-align="end" style:justify-single-word="false"/>
      <style:text-properties style:font-name="Liberation Sans" officeooo:rsid="000a277e" officeooo:paragraph-rsid="000a277e"/>
    </style:style>
    <style:style style:name="MT1" style:family="text">
      <style:text-properties officeooo:rsid="000a27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 445 Lab Report: <text:s/></text:span>TCP/IP Attack</text:p>
        <text:p text:style-name="MP2">Austin Decker <text:page-number text:select-page="current">2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7T10:37:43.777922340</meta:creation-date>
    <meta:generator>LibreOffice/6.4.7.2$Linux_X86_64 LibreOffice_project/40$Build-2</meta:generator>
    <dc:date>2024-11-27T10:42:36.670167796</dc:date>
    <meta:editing-duration>PT4M53S</meta:editing-duration>
    <meta:editing-cycles>2</meta:editing-cycles>
    <meta:document-statistic meta:table-count="0" meta:image-count="0" meta:object-count="0" meta:page-count="2" meta:paragraph-count="5" meta:word-count="21" meta:character-count="125" meta:non-whitespace-character-count="108"/>
  </office:meta>
</office:document-meta>
</file>